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 Sans" svg:font-family="'Open Sans'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353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3.8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3.81cm" fo:margin-right="0cm" fo:margin-top="0cm" fo:margin-bottom="0.106cm" loext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top="0.353cm" fo:margin-bottom="0.106cm" loext:contextual-spacing="false" fo:line-height="100%" fo:text-align="justify" style:justify-single-word="false"/>
    </style:style>
    <style:style style:name="P7" style:family="paragraph" style:parent-style-name="Standard">
      <style:paragraph-properties fo:margin-left="3.669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3.669cm" fo:margin-right="0cm" fo:margin-top="0cm" fo:margin-bottom="0.106cm" loext:contextual-spacing="false" fo:line-height="100%" fo:text-align="justify" style:justify-single-word="false" fo:text-indent="0cm" style:auto-text-indent="false"/>
    </style:style>
    <style:style style:name="P9" style:family="paragraph" style:parent-style-name="Standard" style:master-page-name="Standard">
      <style:paragraph-properties fo:margin-top="0.353cm" fo:margin-bottom="0cm" loext:contextual-spacing="false" fo:line-height="100%" fo:text-align="justify" style:justify-single-word="false" style:page-number="1"/>
    </style:style>
    <style:style style:name="P10" style:family="paragraph" style:parent-style-name="Standard">
      <style:paragraph-properties fo:margin-left="2.258cm" fo:margin-right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11" style:family="paragraph" style:parent-style-name="Standard">
      <style:paragraph-properties fo:margin-top="0.423cm" fo:margin-bottom="0cm" loext:contextual-spacing="false" fo:line-height="100%" fo:text-align="justify" style:justify-single-word="false"/>
      <style:text-properties fo:font-size="10.5pt" style:font-size-asian="10.5pt" style:font-size-complex="10.5pt"/>
    </style:style>
    <style:style style:name="P12" style:family="paragraph" style:parent-style-name="Standard">
      <style:paragraph-properties fo:margin-top="0.423cm" fo:margin-bottom="0cm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loext:graphic-properties draw:fill="solid" draw:fill-color="#ffffff"/>
      <style:paragraph-properties fo:margin-left="2.54cm" fo:margin-right="0cm" fo:text-align="justify" style:justify-single-word="false" fo:text-indent="0cm" style:auto-text-indent="false" fo:background-color="#ffffff"/>
      <style:text-properties fo:font-size="10.5pt" style:font-size-asian="10.5pt" style:font-size-complex="10.5pt"/>
    </style:style>
    <style:style style:name="P14" style:family="paragraph" style:parent-style-name="Standard">
      <loext:graphic-properties draw:fill="solid" draw:fill-color="#ffffff"/>
      <style:paragraph-properties fo:margin-left="2.54cm" fo:margin-right="0cm" fo:text-align="justify" style:justify-single-word="false" fo:text-indent="0cm" style:auto-text-indent="false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d2cd0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d647f"/>
    </style:style>
    <style:style style:name="T1" style:family="text">
      <style:text-properties fo:color="#4472c4" fo:font-size="7pt" style:font-size-asian="7pt" style:font-size-complex="7pt"/>
    </style:style>
    <style:style style:name="T2" style:family="text">
      <style:text-properties fo:color="#4472c4" fo:font-size="17pt" style:font-size-asian="17pt" style:font-size-complex="17pt"/>
    </style:style>
    <style:style style:name="T3" style:family="text">
      <style:text-properties fo:color="#4472c4" fo:font-size="18pt" fo:font-weight="bold" style:font-size-asian="18pt" style:font-weight-asian="bold" style:font-size-complex="18pt"/>
    </style:style>
    <style:style style:name="T4" style:family="text">
      <style:text-properties fo:color="#4472c4" fo:font-size="14pt" style:font-size-asian="14pt" style:font-size-complex="14pt"/>
    </style:style>
    <style:style style:name="T5" style:family="text">
      <style:text-properties fo:color="#4472c4" fo:font-size="14pt" officeooo:rsid="001d2cd0" style:font-size-asian="14pt" style:font-size-complex="14pt"/>
    </style:style>
    <style:style style:name="T6" style:family="text">
      <style:text-properties fo:color="#4472c4" fo:font-size="14pt" fo:font-weight="bold" officeooo:rsid="001d2cd0" style:font-size-asian="14pt" style:font-weight-asian="bold" style:font-size-complex="14pt" style:font-weight-complex="bold"/>
    </style:style>
    <style:style style:name="T7" style:family="text">
      <style:text-properties fo:color="#000000" fo:font-size="10.5pt" style:font-size-asian="10.5pt" style:font-size-complex="10.5pt"/>
    </style:style>
    <style:style style:name="T8" style:family="text">
      <style:text-properties fo:color="#000000" fo:font-size="10.5pt" officeooo:rsid="001d2cd0" style:font-size-asian="10.5pt" style:font-size-complex="10.5pt"/>
    </style:style>
    <style:style style:name="T9" style:family="text">
      <style:text-properties fo:color="#000000" fo:font-size="10.5pt" officeooo:rsid="001d647f" style:font-size-asian="10.5pt" style:font-size-complex="10.5pt"/>
    </style:style>
    <style:style style:name="T10" style:family="text">
      <style:text-properties fo:color="#000000" fo:font-size="10.5pt" fo:font-weight="bold" officeooo:rsid="001d2cd0" style:font-size-asian="10.5pt" style:font-weight-asian="bold" style:font-size-complex="10.5pt" style:font-weight-complex="bold"/>
    </style:style>
    <style:style style:name="T11" style:family="text">
      <style:text-properties fo:color="#000000" fo:font-size="10.5pt" fo:font-weight="bold" officeooo:rsid="001d647f" style:font-size-asian="10.5pt" style:font-weight-asian="bold" style:font-size-complex="10.5pt" style:font-weight-complex="bold"/>
    </style:style>
    <style:style style:name="T12" style:family="text">
      <style:text-properties fo:font-variant="normal" fo:text-transform="none" fo:color="#000000" fo:font-size="10.5pt" fo:letter-spacing="normal" officeooo:rsid="001d2cd0" style:font-size-asian="10.5pt" style:font-size-complex="10.5pt"/>
    </style:style>
    <style:style style:name="T13" style:family="text">
      <style:text-properties fo:font-variant="normal" fo:text-transform="none" fo:color="#000000" style:font-name="Open Sans" fo:font-size="10.5pt" fo:letter-spacing="normal" fo:font-style="normal" fo:font-weight="normal" officeooo:rsid="001d2cd0" style:font-size-asian="10.5pt" style:font-size-complex="10.5pt"/>
    </style:style>
    <style:style style:name="T14" style:family="text">
      <style:text-properties fo:font-variant="normal" fo:text-transform="none" fo:color="#000000" style:font-name="Open Sans" fo:font-size="10.5pt" fo:letter-spacing="normal" fo:font-style="normal" fo:font-weight="normal" officeooo:rsid="001d647f" style:font-size-asian="10.5pt" style:font-size-complex="10.5pt"/>
    </style:style>
    <style:style style:name="T15" style:family="text">
      <style:text-properties fo:font-variant="normal" fo:text-transform="none" fo:color="#000000" style:font-name="Open Sans" fo:font-size="10.5pt" fo:letter-spacing="normal" fo:font-style="normal" fo:font-weight="normal" officeooo:rsid="001debba" style:font-size-asian="10.5pt" style:font-size-complex="10.5pt"/>
    </style:style>
    <style:style style:name="T16" style:family="text">
      <style:text-properties fo:font-variant="normal" fo:text-transform="none" fo:color="#000000" style:font-name="Open Sans" fo:font-size="10.5pt" fo:letter-spacing="normal" fo:font-style="normal" fo:font-weight="normal" officeooo:rsid="001d647f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Open Sans" fo:font-size="10.5pt" fo:letter-spacing="normal" fo:font-style="normal" fo:font-weight="bold" officeooo:rsid="001d2cd0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fo:color="#000000" style:font-name="Open Sans" fo:font-size="10.5pt" fo:letter-spacing="normal" fo:font-style="normal" fo:font-weight="bold" officeooo:rsid="001d647f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Open Sans" fo:font-size="10.5pt" fo:letter-spacing="normal" fo:font-style="normal" fo:font-weight="bold" officeooo:rsid="001debba" style:font-size-asian="10.5pt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<text:s text:c="8"/></text:span><text:span text:style-name="T2">Module 5: Build Mule Application</text:span></text:p>
      <text:p text:style-name="P3"><text:span text:style-name="T3">1.</text:span><text:span text:style-name="T1"> <text:s text:c="2"/></text:span><text:span text:style-name="T4">Mule Projects &amp; Domain Projects</text:span></text:p>
      <text:p text:style-name="P16"><text:span text:style-name="T7"><text:tab/><text:tab/></text:span><text:span text:style-name="T10">Mule Project:</text:span><text:span text:style-name="T6"> </text:span></text:p>
      <text:p text:style-name="P16"><text:span text:style-name="T5"><text:tab/><text:tab/></text:span><text:span text:style-name="T8">It is a normal mule project which have all the dependencies defined in itself, it <text:tab/><text:tab/>doesn’t share its resources or use shared resources.</text:span></text:p>
      <text:p text:style-name="P16"><text:span text:style-name="T8"/></text:p>
      <text:p text:style-name="P16"><text:span text:style-name="T8"><text:tab/><text:tab/></text:span><text:span text:style-name="T11">Domain Project:</text:span></text:p>
      <text:p text:style-name="P17"><text:span text:style-name="T9"><text:tab/><text:tab/></text:span><text:span text:style-name="T13">Mule supports the ability to define selected connectors as common resources <text:tab/><text:tab/>and expose them to all applications deployed under a same </text:span><text:span text:style-name="Strong_20_Emphasis"><text:span text:style-name="T13">domain</text:span></text:span><text:span text:style-name="T13">. These <text:tab/><text:tab/><text:tab/>resources are known as </text:span><text:span text:style-name="Strong_20_Emphasis"><text:span text:style-name="T13">shared resources</text:span></text:span><text:span text:style-name="T13">, to host these you must create a </text:span><text:span text:style-name="Strong_20_Emphasis"><text:span text:style-name="T13">Mule <text:tab/><text:tab/>Domain Project</text:span></text:span><text:span text:style-name="T12"> </text:span><text:span text:style-name="T13">and then reference it on each of the projects that are meant to <text:tab/><text:tab/>use the elements in it. </text:span></text:p>
      <text:p text:style-name="P17"><text:span text:style-name="T13"><text:tab/></text:span></text:p>
      <text:p text:style-name="P17"><text:span text:style-name="T17"><text:tab/><text:tab/></text:span><text:span text:style-name="T19">Use:</text:span><text:span text:style-name="T15"> In simple words, we can say Mule Domain Project is implemented to <text:tab/><text:tab/><text:tab/>configure the resources that are shared among other applications.</text:span></text:p>
      <text:p text:style-name="P17"><text:span text:style-name="T13"><text:s text:c="23"/></text:span></text:p>
      <text:p text:style-name="P17"><text:span text:style-name="T13"><text:tab/><text:tab/></text:span><text:span text:style-name="T17">Note: </text:span><text:span text:style-name="T16">One</text:span><text:span text:style-name="T13"> </text:span><text:span text:style-name="T14">Mule application can be associated to one domain only.</text:span></text:p>
      <text:p text:style-name="P16"><text:span text:style-name="T9"/></text:p>
      <text:p text:style-name="P16"><text:span text:style-name="T9"><text:tab/><text:tab/>References: </text:span></text:p>
      <text:p text:style-name="P16"><text:span text:style-name="T9"><text:tab/><text:tab/></text:span><text:a xlink:type="simple" xlink:href="https://docs.mulesoft.com/mule-runtime/3.7/shared-resources" text:style-name="Internet_20_link" text:visited-style-name="Visited_20_Internet_20_Link">https://docs.mulesoft.com/mule-runtime/3.7/shared-resources</text:a></text:p>
      <text:p text:style-name="P16"><text:span text:style-name="T9"><text:tab/><text:tab/></text:span></text:p>
      <text:p text:style-name="P3"><text:span text:style-name="T3">2.</text:span><text:span text:style-name="T1"> <text:s text:c="2"/></text:span><text:span text:style-name="T4">Naming Conventions</text:span></text:p>
      <text:p text:style-name="P3"><text:span text:style-name="T3">3.</text:span><text:span text:style-name="T1"> <text:s text:c="2"/></text:span><text:span text:style-name="T4">Logging</text:span></text:p>
      <text:p text:style-name="P4"><text:span text:style-name="T3">1.</text:span><text:span text:style-name="T1"> <text:s text:c="2"/></text:span><text:span text:style-name="T4">Log4j </text:span></text:p>
      <text:p text:style-name="P5"><text:span text:style-name="T3">2.</text:span><text:span text:style-name="T1"> <text:s text:c="2"/></text:span><text:span text:style-name="T4">Correlation Id</text:span></text:p>
      <text:p text:style-name="P10">CorrelationId could be of use to uniquely identify a single request end to end from client app to the downstream systems or apis. </text:p>
      <text:p text:style-name="P6"><text:span text:style-name="T3">3.</text:span><text:span text:style-name="T1"> <text:s text:c="12"/></text:span><text:span text:style-name="T4">Externalisation of logs</text:span></text:p>
      <text:p text:style-name="P11"><text:s text:c="27"/>Externalisation of logs to log management systems like splunk, Elk etc. </text:p>
      <text:p text:style-name="P2"><text:span text:style-name="T3">4.</text:span><text:span text:style-name="T1"> <text:s text:c="12"/></text:span><text:span text:style-name="T4">Versioning </text:span></text:p>
      <text:p text:style-name="P5"><text:span text:style-name="T3">1.</text:span><text:span text:style-name="T1"> <text:s text:c="2"/></text:span><text:span text:style-name="T4">Semantic Versioning</text:span></text:p>
      <text:p text:style-name="P11"><text:s text:c="26"/>major . minor. patch</text:p>
      <text:p text:style-name="P2"><text:span text:style-name="T3">5.</text:span><text:span text:style-name="T1"> <text:s text:c="12"/></text:span><text:span text:style-name="T4">Control Flows</text:span></text:p>
      <text:p text:style-name="P7"><text:span text:style-name="T3">1.</text:span><text:span text:style-name="T1"> <text:s text:c="2"/></text:span><text:span text:style-name="T4">Choice </text:span></text:p>
      <text:p text:style-name="P7"><text:span text:style-name="T3">2.</text:span><text:span text:style-name="T1"> <text:s text:c="2"/></text:span><text:span text:style-name="T4">First Successful</text:span></text:p>
      <text:p text:style-name="P7"><text:span text:style-name="T3">3.</text:span><text:span text:style-name="T1"> <text:s text:c="2"/></text:span><text:span text:style-name="T4">Round Robin</text:span></text:p>
      <text:p text:style-name="P7"><text:span text:style-name="T3">4.</text:span><text:span text:style-name="T1"> <text:s text:c="2"/></text:span><text:span text:style-name="T4">Scatter Gather</text:span></text:p>
      <text:p text:style-name="P1"><text:soft-page-break/><text:span text:style-name="T3">6.</text:span><text:span text:style-name="T1"> <text:s text:c="12"/></text:span><text:span text:style-name="T4">Dataweave</text:span></text:p>
      <text:p text:style-name="P1"><text:span text:style-name="T3">7.</text:span><text:span text:style-name="T1"> <text:s text:c="12"/></text:span><text:span text:style-name="T4">Exception handling</text:span></text:p>
      <text:p text:style-name="P1"><text:span text:style-name="T3">8.</text:span><text:span text:style-name="T1"> <text:s text:c="12"/></text:span><text:span text:style-name="T4">Exercise</text:span></text:p>
      <text:p text:style-name="P8"><text:span text:style-name="T3">1.</text:span><text:span text:style-name="T1"> <text:s text:c="2"/></text:span><text:span text:style-name="T4">Mule Projects &amp; Domain project</text:span></text:p>
      <text:p text:style-name="P10">Create a domain project and deploy them in a standalone server so that multiple applications can use the shared configs like http listner from domain project. </text:p>
      <text:p text:style-name="P6"><text:span text:style-name="T3">2.</text:span><text:span text:style-name="T1"> <text:s text:c="12"/></text:span><text:span text:style-name="T4">Exception Handling</text:span></text:p>
      <text:p text:style-name="P10">Use error mapping, raise error, error continue &amp; error propagate to implement exception handling in various use cases of my trains project. <text:s/></text:p>
      <text:p text:style-name="P6"><text:span text:style-name="T3">3.</text:span><text:span text:style-name="T1"> <text:s text:c="12"/></text:span><text:span text:style-name="T4">Advanced Dataweave </text:span></text:p>
      <text:p text:style-name="P10">Use the below scenario and implement dataweave to do the data transformation from source to destination. </text:p>
      <text:p text:style-name="P12"><text:s/></text:p>
      <text:p text:style-name="P13">The following is the JSON payload which is an object of ArrayList grouped based on User_id and each object has the duplicate/repetitive occurrence of the following properties:user_id, subscription_id, from_time, to_time, and name against each month. </text:p>
      <text:p text:style-name="P13">{</text:p>
      <text:p text:style-name="P13"><text:s text:c="2"/>"1": [</text:p>
      <text:p text:style-name="P13"><text:s text:c="4"/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1,</text:p>
      <text:p text:style-name="P13"><text:s/>"delay_1": 10,</text:p>
      <text:p text:style-name="P13"><text:s/>"delay_2": 3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2,</text:p>
      <text:p text:style-name="P13"><text:s/>"delay_1": 5,</text:p>
      <text:p text:style-name="P13"><text:s/>"delay_2": 6,</text:p>
      <text:p text:style-name="P13"><text:s/>"delay_3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oft-page-break/><text:s text:c="6"/>"to_time": "08:00", <text:s text:c="5"/></text:p>
      <text:p text:style-name="P13"><text:s text:c="6"/>"Month": 3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4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5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6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7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8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oft-page-break/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9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10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11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,</text:p>
      <text:p text:style-name="P13">{</text:p>
      <text:p text:style-name="P13"><text:s text:c="6"/>"user_id": "1",</text:p>
      <text:p text:style-name="P13"><text:s/>"from_time": "07:00",</text:p>
      <text:p text:style-name="P13"><text:s text:c="6"/>"to_time": "08:00", <text:s text:c="5"/></text:p>
      <text:p text:style-name="P13"><text:s text:c="6"/>"Month": 12,</text:p>
      <text:p text:style-name="P13"><text:s/>"delay_1": 1,</text:p>
      <text:p text:style-name="P13"><text:s text:c="6"/>"name": "Aaron Scheepens", <text:s text:c="5"/></text:p>
      <text:p text:style-name="P13"><text:s text:c="6"/>"subscription_id": 1</text:p>
      <text:p text:style-name="P13"><text:s text:c="4"/>}</text:p>
      <text:p text:style-name="P13"><text:s text:c="2"/>],</text:p>
      <text:p text:style-name="P13"><text:s text:c="4"/>"2": [</text:p>
      <text:p text:style-name="P13"><text:s text:c="4"/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1,</text:p>
      <text:p text:style-name="P13"><text:s/>"delay_1": 10,</text:p>
      <text:p text:style-name="P13"><text:s/>"delay_2": 3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oft-page-break/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2,</text:p>
      <text:p text:style-name="P13"><text:s/>"delay_1": 5,</text:p>
      <text:p text:style-name="P13"><text:s/>"delay_2": 6,</text:p>
      <text:p text:style-name="P13"><text:s/>"delay_3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3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4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5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6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oft-page-break/><text:s text:c="6"/>"Month": 7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8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9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10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11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,</text:p>
      <text:p text:style-name="P13">{</text:p>
      <text:p text:style-name="P13"><text:s text:c="6"/>"user_id": "2",</text:p>
      <text:p text:style-name="P13"><text:s/>"from_time": "07:30",</text:p>
      <text:p text:style-name="P13"><text:s text:c="6"/>"to_time": "09:00", <text:s text:c="5"/></text:p>
      <text:p text:style-name="P13"><text:s text:c="6"/>"Month": 12,</text:p>
      <text:p text:style-name="P13"><text:s/>"delay_1": 1,</text:p>
      <text:p text:style-name="P13"><text:s text:c="6"/>"name": "Mike Sparrow", <text:s text:c="5"/></text:p>
      <text:p text:style-name="P13"><text:s text:c="6"/>"subscription_id": 2</text:p>
      <text:p text:style-name="P13"><text:s text:c="4"/>}</text:p>
      <text:p text:style-name="P13"><text:soft-page-break/><text:s text:c="2"/>]</text:p>
      <text:p text:style-name="P13"><text:s/>}</text:p>
      <text:p text:style-name="P14"><text:s/></text:p>
      <text:p text:style-name="P13">Our objective is to form an array of objects which has only one object per user</text:p>
      <text:p text:style-name="P13">_id and the delay_(n) property against month should get prepended with &lt;month name&gt;_delay_(n), i.e. January_delay_1. So after the final transformation, the output should be as given below:</text:p>
      <text:p text:style-name="P14"><text:s/></text:p>
      <text:p text:style-name="P13">[</text:p>
      <text:p text:style-name="P13">{</text:p>
      <text:p text:style-name="P13">"user_id": "1",</text:p>
      <text:p text:style-name="P13">"subscription_id": 1,</text:p>
      <text:p text:style-name="P13">"name": "Aaron Scheepens",</text:p>
      <text:p text:style-name="P13">"from_time": "07:00",</text:p>
      <text:p text:style-name="P13">"to_time": "08:00", <text:s text:c="5"/></text:p>
      <text:p text:style-name="P13">"January_delay_1": 10,</text:p>
      <text:p text:style-name="P13">"January_delay_2": 3,</text:p>
      <text:p text:style-name="P13">"February_delay_1": 5,</text:p>
      <text:p text:style-name="P13">"February_delay_2": 6,</text:p>
      <text:p text:style-name="P13">"February_delay_3": 1,</text:p>
      <text:p text:style-name="P13">"March_delay_1": 3,</text:p>
      <text:p text:style-name="P13">"April_delay_1": 4,</text:p>
      <text:p text:style-name="P13">"May_delay_1": 5,</text:p>
      <text:p text:style-name="P13">"June_delay_1": 6,</text:p>
      <text:p text:style-name="P13">"July_delay_1": 4,</text:p>
      <text:p text:style-name="P13">"August_delay_1": 10,</text:p>
      <text:p text:style-name="P13">"September_delay_1": 2,</text:p>
      <text:p text:style-name="P13">"October_delay_1": 3,</text:p>
      <text:p text:style-name="P13">"November_delay_1": 4,</text:p>
      <text:p text:style-name="P13">"December_delay_1": 5</text:p>
      <text:p text:style-name="P13">},</text:p>
      <text:p text:style-name="P13">{</text:p>
      <text:p text:style-name="P13">"user_id": "2",</text:p>
      <text:p text:style-name="P13">"subscription_id": 2,</text:p>
      <text:p text:style-name="P13">"name": "Mike Sparrow",</text:p>
      <text:p text:style-name="P13">"from_time": "07:30",</text:p>
      <text:p text:style-name="P13">"to_time": "09:00", <text:s text:c="5"/></text:p>
      <text:p text:style-name="P13">"January_delay_1": 10,</text:p>
      <text:p text:style-name="P13">"January_delay_2": 3,</text:p>
      <text:p text:style-name="P13">"February_delay_1": 5,</text:p>
      <text:p text:style-name="P13">"February_delay_2": 6,</text:p>
      <text:p text:style-name="P13">"February_delay_3": 1,</text:p>
      <text:p text:style-name="P13">"March_delay_1": 3,</text:p>
      <text:p text:style-name="P13">"April_delay_1": 4,</text:p>
      <text:p text:style-name="P13">"May_delay_1": 5,</text:p>
      <text:p text:style-name="P13">"June_delay_1": 6,</text:p>
      <text:p text:style-name="P13">"July_delay_1": 4,</text:p>
      <text:p text:style-name="P13">"August_delay_1": 10,</text:p>
      <text:p text:style-name="P13">"September_delay_1": 2,</text:p>
      <text:p text:style-name="P13">"October_delay_1": 3,</text:p>
      <text:p text:style-name="P13"><text:soft-page-break/>"November_delay_1": 4,</text:p>
      <text:p text:style-name="P13">"December_delay_1": 5</text:p>
      <text:p text:style-name="P13">}</text:p>
      <text:p text:style-name="P13">]</text:p>
      <text:p text:style-name="P12"><text:s/></text:p>
      <text:p text:style-name="P6"><text:span text:style-name="T3">4.</text:span><text:span text:style-name="T1"> <text:s text:c="12"/></text:span><text:span text:style-name="T4">Logging</text:span></text:p>
      <text:p text:style-name="P10">Use a mule project to demonstrate the working of json logger and externalise with splunk, use correlationId in the logs. Display a graph in splunk to show the full end to end journey of a unique request </text:p>
      <text:p text:style-name="P6"><text:span text:style-name="T3">5.</text:span><text:span text:style-name="T1"> <text:s text:c="12"/></text:span><text:span text:style-name="T4">Versioning</text:span></text:p>
      <text:p text:style-name="P10">Implement a mule project with the support of multiple version of APIs </text:p>
      <text:p text:style-name="P12"><text:s/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 Sans" svg:font-family="'Open Sans', sans-serif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1.2$MacOSX_X86_64 LibreOffice_project/4d224e95b98b138af42a64d84056446d09082932</meta:generator>
    <dc:date>2020-09-28T17:51:15.676765100</dc:date>
    <meta:editing-duration>PT1H43M40S</meta:editing-duration>
    <meta:editing-cycles>3</meta:editing-cycles>
    <meta:document-statistic meta:table-count="0" meta:image-count="0" meta:object-count="0" meta:page-count="8" meta:paragraph-count="323" meta:word-count="931" meta:character-count="7998" meta:non-whitespace-character-count="5913"/>
  </office:meta>
</office:document-meta>
</file>